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5453a" officeooo:paragraph-rsid="0015453a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language="en" fo:country="US"/>
    </style:style>
    <style:style style:name="P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091c04" officeooo:paragraph-rsid="00091c04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language="en" fo:country="US" officeooo:rsid="000b6f75" officeooo:paragraph-rsid="000b6f75"/>
    </style:style>
    <style:style style:name="P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0d9da2" officeooo:paragraph-rsid="000d9da2"/>
    </style:style>
    <style:style style:name="P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14ab4d"/>
    </style:style>
    <style:style style:name="P7" style:family="paragraph" style:parent-style-name="Header">
      <style:text-properties fo:font-size="10pt" officeooo:rsid="0024bc8a" officeooo:paragraph-rsid="0024bc8a" style:font-size-asian="10pt" style:font-size-complex="10pt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14ab4d" officeooo:paragraph-rsid="0014ab4d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5453a" officeooo:paragraph-rsid="0015453a"/>
    </style:style>
    <style:style style:name="T1" style:family="text">
      <style:text-properties officeooo:rsid="00091c04"/>
    </style:style>
    <style:style style:name="T2" style:family="text">
      <style:text-properties officeooo:rsid="000b6f75"/>
    </style:style>
    <style:style style:name="T3" style:family="text">
      <style:text-properties officeooo:rsid="000c1f92"/>
    </style:style>
    <style:style style:name="T4" style:family="text">
      <style:text-properties officeooo:rsid="000f1924"/>
    </style:style>
    <style:style style:name="T5" style:family="text">
      <style:text-properties officeooo:rsid="000f303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2d3cc"/>
    </style:style>
    <style:style style:name="T8" style:family="text">
      <style:text-properties fo:language="en" fo:country="US" officeooo:rsid="0014ab4d"/>
    </style:style>
    <style:style style:name="T9" style:family="text">
      <style:text-properties fo:language="en" fo:country="US" officeooo:rsid="00168b43"/>
    </style:style>
    <style:style style:name="T10" style:family="text">
      <style:text-properties fo:language="en" fo:country="US" officeooo:rsid="00171fdb"/>
    </style:style>
    <style:style style:name="T11" style:family="text">
      <style:text-properties officeooo:rsid="0015453a"/>
    </style:style>
    <style:style style:name="T12" style:family="text">
      <style:text-properties officeooo:rsid="00168b43"/>
    </style:style>
    <style:style style:name="T13" style:family="text">
      <style:text-properties officeooo:rsid="0021b9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3">Hello</text:span><text:span text:style-name="T1"> Mr. Smith,</text:span></text:p>
      <text:p text:style-name="P3">I have recently visited ABCorp <text:span text:style-name="T2">to investigate their methods. I was given a tour of the company and some of their practices </text:span><text:span text:style-name="T11">were explained to me</text:span><text:span text:style-name="T2">. I </text:span><text:span text:style-name="T3">was </text:span><text:span text:style-name="T2">really impressed with </text:span><text:span text:style-name="T11">how modern they were</text:span><text:span text:style-name="T2">. </text:span><text:span text:style-name="T3">I was told they hire the best work organization experts because they want to stay ahead of everyone else.</text:span></text:p>
      <text:p text:style-name="P5">One <text:span text:style-name="T11">of these </text:span>practice<text:span text:style-name="T11">s</text:span> is using artificial intelligence to create the best teams possible. <text:span text:style-name="T4">First, employees fill out a very detailed survey about their interests and background (the results are, of course, kept private!). Then, </text:span><text:span text:style-name="T5">each time a new project is started or a need arises, </text:span><text:span text:style-name="T4">the software fetches data about </text:span><text:span text:style-name="T5">employees’ </text:span><text:span text:style-name="T4">skills and past work experience from the company database, and runs a bunch of very advanced deep learning algorithms on the data to determine who should work on </text:span><text:span text:style-name="T5">this project</text:span><text:span text:style-name="T4">. </text:span><text:span text:style-name="T5">If it is sure it will result in a productuvity increase, the software can even reassign people mid-project.</text:span><text:span text:style-name="T4"> </text:span><text:span text:style-name="T5">The benefits are obvious : according to ABCorp’s data, deadlines are met </text:span><text:span text:style-name="T12">6.28</text:span><text:span text:style-name="T5">% more often and internal conflicts are resolved 6.67% faster.</text:span></text:p>
      <text:p text:style-name="P6"><text:span text:style-name="T7">Another change they recently did was to allow more flexible </text:span><text:span text:style-name="T8">hours : employees can choose their: schedule freely. For example, some people start at 10AM, some work 4 days a week… This works because they are highly autonomous so the same amount of work gets done, only at a different time. You may think that this makes cooperation difficult, but there is a rule to prevent this : at least </text:span><text:span text:style-name="T9">64</text:span><text:span text:style-name="T8">% of your schedule must match with your teammates’. And the benefits are huge :</text:span></text:p>
      <text:list xml:id="list639601310" text:style-name="L1">
        <text:list-item>
          <text:p text:style-name="P8">everyone can work in the way that suits them best which makes employees substancially happier, and more productive by 4.2%;</text:p>
        </text:list-item>
        <text:list-item>
          <text:p text:style-name="P8">it reduces burnout rates;</text:p>
        </text:list-item>
        <text:list-item>
          <text:p text:style-name="P9"><text:span text:style-name="T8">i</text:span><text:span text:style-name="T6">t is highly attractive to potential new hires.</text:span></text:p>
        </text:list-item>
      </text:list>
      <text:p text:style-name="P1"><text:span text:style-name="T6">Hoping this </text:span><text:span text:style-name="T10">can be implemented here</text:span><text:span text:style-name="T6">.</text:span></text:p>
      <text:p text:style-name="P4">Regards,<text:line-break/>Maxime Huygh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ja" style:country-asian="JP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ja" style:country-asian="JP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24bc8a" officeooo:paragraph-rsid="0024bc8a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xime Huyghe, Monday 4-6pm TD grou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e Huyghe</meta:initial-creator>
    <meta:creation-date>2020-10-16T16:24:13.286779784</meta:creation-date>
    <dc:date>2020-10-20T15:06:49.679533402</dc:date>
    <dc:creator>Maxime Huyghe</dc:creator>
    <meta:editing-duration>PT18M44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314" meta:character-count="1824" meta:non-whitespace-character-count="1523"/>
  </office:meta>
</office:document-meta>
</file>